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cm" fo:margin-bottom="0cm" style:contextual-spacing="false" fo:line-height="150%" fo:text-align="start" style:justify-single-word="false"/>
      <style:text-properties fo:font-weight="normal" officeooo:rsid="0015193d" officeooo:paragraph-rsid="0017600c" style:font-weight-asian="normal" style:font-weight-complex="normal"/>
    </style:style>
    <style:style style:name="P2" style:family="paragraph" style:parent-style-name="Standard">
      <style:paragraph-properties fo:line-height="150%" fo:text-align="start" style:justify-single-word="false"/>
      <style:text-properties fo:font-weight="normal" officeooo:rsid="0017600c" officeooo:paragraph-rsid="0017600c" style:font-weight-asian="normal" style:font-weight-complex="normal"/>
    </style:style>
    <style:style style:name="P3" style:family="paragraph" style:parent-style-name="Footnote">
      <style:text-properties officeooo:rsid="002dc9e6" officeooo:paragraph-rsid="002dc9e6"/>
    </style:style>
    <style:style style:name="P4" style:family="paragraph" style:parent-style-name="Footnote">
      <style:text-properties officeooo:rsid="002fb23a" officeooo:paragraph-rsid="002fb23a"/>
    </style:style>
    <style:style style:name="P5" style:family="paragraph" style:parent-style-name="Quotations">
      <style:paragraph-properties fo:margin-left="0cm" fo:line-height="150%" fo:text-indent="0cm" style:auto-text-indent="false"/>
      <style:text-properties fo:font-size="12pt" officeooo:rsid="0021e797" style:font-size-asian="12pt" style:font-size-complex="12pt"/>
    </style:style>
    <style:style style:name="P6" style:family="paragraph" style:parent-style-name="Quotations">
      <style:paragraph-properties fo:margin-left="0cm" fo:line-height="150%" fo:text-indent="0cm" style:auto-text-indent="false"/>
      <style:text-properties fo:font-size="12pt" officeooo:rsid="002a8ad5" style:font-size-asian="12pt" style:font-size-complex="12pt"/>
    </style:style>
    <style:style style:name="P7" style:family="paragraph" style:parent-style-name="Quotations">
      <style:paragraph-properties fo:margin-left="0cm" fo:line-height="150%" fo:text-align="start" style:justify-single-word="false" fo:text-indent="0cm" style:auto-text-indent="false"/>
      <style:text-properties fo:font-size="12pt" officeooo:rsid="002e0d86" officeooo:paragraph-rsid="002bdd81" style:font-size-asian="12pt" style:font-size-complex="12pt"/>
    </style:style>
    <style:style style:name="P8" style:family="paragraph" style:parent-style-name="Quotations">
      <style:paragraph-properties fo:line-height="150%"/>
      <style:text-properties fo:font-size="12pt" style:font-size-asian="12pt" style:font-size-complex="12pt"/>
    </style:style>
    <style:style style:name="P9" style:family="paragraph" style:parent-style-name="Quotations">
      <style:paragraph-properties fo:margin-left="0cm" fo:line-height="150%" fo:text-indent="0cm" style:auto-text-indent="false"/>
      <style:text-properties fo:font-size="12pt" style:font-size-asian="12pt" style:font-size-complex="12pt"/>
    </style:style>
    <style:style style:name="P10" style:family="paragraph" style:parent-style-name="Standard">
      <style:paragraph-properties fo:line-height="150%" fo:text-align="end" style:justify-single-word="false"/>
      <style:text-properties fo:font-size="12pt" officeooo:rsid="0015193d" officeooo:paragraph-rsid="0015193d" style:font-size-asian="12pt" style:font-size-complex="12pt"/>
    </style:style>
    <style:style style:name="P11" style:family="paragraph" style:parent-style-name="Standard">
      <style:paragraph-properties fo:line-height="150%" fo:text-align="center" style:justify-single-word="false"/>
      <style:text-properties fo:font-size="12pt" officeooo:paragraph-rsid="0015193d" style:font-size-asian="12pt" style:font-size-complex="12pt"/>
    </style:style>
    <style:style style:name="P12" style:family="paragraph" style:parent-style-name="Standard">
      <style:paragraph-properties fo:line-height="150%" fo:text-align="center" style:justify-single-word="false"/>
      <style:text-properties fo:font-size="12pt" fo:font-weight="bold" officeooo:rsid="0015193d" officeooo:paragraph-rsid="0015193d" style:font-size-asian="12pt" style:font-weight-asian="bold" style:font-size-complex="12pt" style:font-weight-complex="bold"/>
    </style:style>
    <style:style style:name="P13" style:family="paragraph" style:parent-style-name="Standard">
      <style:paragraph-properties fo:line-height="150%" fo:text-align="start" style:justify-single-word="false"/>
      <style:text-properties fo:font-size="12pt" fo:font-weight="bold" officeooo:rsid="00313b46" officeooo:paragraph-rsid="00313b46" style:font-size-asian="12pt" style:font-weight-asian="bold" style:font-size-complex="12pt" style:font-weight-complex="bold"/>
    </style:style>
    <style:style style:name="P14" style:family="paragraph" style:parent-style-name="Standard">
      <style:paragraph-properties fo:line-height="150%" fo:text-align="end" style:justify-single-word="false"/>
      <style:text-properties fo:font-size="12pt" fo:font-weight="normal" officeooo:paragraph-rsid="002e0d86" style:font-size-asian="12pt" style:font-weight-asian="normal" style:font-size-complex="12pt" style:font-weight-complex="normal"/>
    </style:style>
    <style:style style:name="P15" style:family="paragraph" style:parent-style-name="Standard">
      <style:paragraph-properties fo:line-height="150%" fo:text-align="end" style:justify-single-word="false"/>
      <style:text-properties fo:font-size="12pt" fo:font-weight="normal" officeooo:paragraph-rsid="001e38a8" style:font-size-asian="12pt" style:font-weight-asian="normal" style:font-size-complex="12pt" style:font-weight-complex="normal"/>
    </style:style>
    <style:style style:name="P16" style:family="paragraph" style:parent-style-name="Standard">
      <style:paragraph-properties fo:line-height="150%" fo:text-align="end" style:justify-single-word="false"/>
      <style:text-properties officeooo:paragraph-rsid="0015193d"/>
    </style:style>
    <style:style style:name="P17" style:family="paragraph" style:parent-style-name="Text_20_body">
      <style:paragraph-properties fo:text-align="start" style:justify-single-word="false"/>
      <style:text-properties fo:font-style="normal" officeooo:rsid="00256a11" officeooo:paragraph-rsid="00256a11" style:font-style-asian="normal" style:font-style-complex="normal"/>
    </style:style>
    <style:style style:name="P18" style:family="paragraph" style:parent-style-name="Text_20_body">
      <style:paragraph-properties fo:margin-top="0cm" fo:margin-bottom="0cm" style:contextual-spacing="false"/>
      <style:text-properties fo:font-weight="normal" officeooo:rsid="0015193d" style:font-weight-asian="normal" style:font-weight-complex="normal"/>
    </style:style>
    <style:style style:name="P19" style:family="paragraph" style:parent-style-name="Text_20_body">
      <style:paragraph-properties fo:margin-top="0cm" fo:margin-bottom="0cm" style:contextual-spacing="false" fo:line-height="150%"/>
      <style:text-properties fo:font-weight="normal" officeooo:rsid="0015193d" style:font-weight-asian="normal" style:font-weight-complex="normal"/>
    </style:style>
    <style:style style:name="P20" style:family="paragraph" style:parent-style-name="Text_20_body">
      <style:paragraph-properties fo:line-height="150%"/>
      <style:text-properties fo:font-size="12pt" officeooo:rsid="0021e797" style:font-size-asian="12pt" style:font-size-complex="12pt"/>
    </style:style>
    <style:style style:name="P21" style:family="paragraph" style:parent-style-name="Text_20_body">
      <style:paragraph-properties fo:line-height="150%" fo:text-align="center" style:justify-single-word="false"/>
      <style:text-properties fo:font-size="12pt" officeooo:rsid="0021e797" officeooo:paragraph-rsid="0022aa72" style:font-size-asian="12pt" style:font-size-complex="12pt"/>
    </style:style>
    <style:style style:name="P22" style:family="paragraph" style:parent-style-name="Text_20_body">
      <style:paragraph-properties fo:line-height="150%"/>
      <style:text-properties fo:font-size="12pt" officeooo:rsid="00245d99" officeooo:paragraph-rsid="00245d99" style:font-size-asian="12pt" style:font-size-complex="12pt"/>
    </style:style>
    <style:style style:name="P23" style:family="paragraph" style:parent-style-name="Text_20_body">
      <style:paragraph-properties fo:line-height="150%" fo:text-align="center" style:justify-single-word="false"/>
      <style:text-properties fo:font-size="12pt" officeooo:rsid="00245d99" officeooo:paragraph-rsid="00245d99" style:font-size-asian="12pt" style:font-size-complex="12pt"/>
    </style:style>
    <style:style style:name="P24" style:family="paragraph" style:parent-style-name="Text_20_body">
      <style:paragraph-properties fo:line-height="150%" fo:text-align="start" style:justify-single-word="false"/>
      <style:text-properties fo:font-size="12pt" officeooo:rsid="00245d99" officeooo:paragraph-rsid="00245d99" style:font-size-asian="12pt" style:font-size-complex="12pt"/>
    </style:style>
    <style:style style:name="P25" style:family="paragraph" style:parent-style-name="Text_20_body">
      <style:paragraph-properties fo:line-height="150%" fo:text-align="center" style:justify-single-word="false"/>
      <style:text-properties fo:font-size="12pt" officeooo:rsid="002a8ad5" officeooo:paragraph-rsid="002a8ad5" style:font-size-asian="12pt" style:font-size-complex="12pt"/>
    </style:style>
    <style:style style:name="P26" style:family="paragraph" style:parent-style-name="Text_20_body">
      <style:paragraph-properties fo:line-height="150%" fo:text-align="start" style:justify-single-word="false"/>
      <style:text-properties fo:font-size="12pt" officeooo:rsid="002bdd81" officeooo:paragraph-rsid="002bdd81" style:font-size-asian="12pt" style:font-size-complex="12pt"/>
    </style:style>
    <style:style style:name="P27" style:family="paragraph" style:parent-style-name="Text_20_body">
      <style:paragraph-properties fo:line-height="150%" fo:text-align="center" style:justify-single-word="false"/>
      <style:text-properties fo:font-size="12pt" officeooo:rsid="002bdd81" officeooo:paragraph-rsid="002bdd81" style:font-size-asian="12pt" style:font-size-complex="12pt"/>
    </style:style>
    <style:style style:name="P28" style:family="paragraph" style:parent-style-name="Text_20_body">
      <style:paragraph-properties fo:line-height="150%" fo:text-align="start" style:justify-single-word="false"/>
      <style:text-properties fo:font-size="12pt" officeooo:rsid="002dc9e6" officeooo:paragraph-rsid="002dc9e6" style:font-size-asian="12pt" style:font-size-complex="12pt"/>
    </style:style>
    <style:style style:name="P29" style:family="paragraph" style:parent-style-name="Text_20_body">
      <style:paragraph-properties fo:line-height="150%"/>
      <style:text-properties fo:font-size="12pt" officeooo:paragraph-rsid="00204854" style:font-size-asian="12pt" style:font-size-complex="12pt"/>
    </style:style>
    <style:style style:name="P30" style:family="paragraph" style:parent-style-name="Text_20_body">
      <style:paragraph-properties fo:line-height="150%"/>
      <style:text-properties fo:font-size="12pt" style:font-size-asian="12pt" style:font-size-complex="12pt"/>
    </style:style>
    <style:style style:name="P31" style:family="paragraph" style:parent-style-name="Text_20_body">
      <style:paragraph-properties fo:line-height="150%" fo:text-align="center" style:justify-single-word="false"/>
      <style:text-properties fo:font-size="12pt" officeooo:paragraph-rsid="002a8ad5" style:font-size-asian="12pt" style:font-size-complex="12pt"/>
    </style:style>
    <style:style style:name="P32" style:family="paragraph" style:parent-style-name="Text_20_body">
      <style:paragraph-properties fo:line-height="150%" fo:text-align="center" style:justify-single-word="false"/>
      <style:text-properties fo:font-size="12pt" style:font-size-asian="12pt" style:font-size-complex="12pt"/>
    </style:style>
    <style:style style:name="P33" style:family="paragraph" style:parent-style-name="Text_20_body">
      <style:paragraph-properties fo:line-height="150%" fo:text-align="center" style:justify-single-word="false"/>
      <style:text-properties fo:font-size="12pt" officeooo:paragraph-rsid="002fb23a" style:font-size-asian="12pt" style:font-size-complex="12pt"/>
    </style:style>
    <style:style style:name="P34" style:family="paragraph" style:parent-style-name="Text_20_body">
      <style:paragraph-properties fo:line-height="150%" fo:text-align="start" style:justify-single-word="false"/>
      <style:text-properties fo:font-size="12pt" officeooo:paragraph-rsid="002fb23a" style:font-size-asian="12pt" style:font-size-complex="12pt"/>
    </style:style>
    <style:style style:name="P35" style:family="paragraph" style:parent-style-name="Text_20_body">
      <style:paragraph-properties fo:line-height="150%" fo:text-align="start" style:justify-single-word="false"/>
      <style:text-properties fo:font-size="12pt" fo:font-style="normal" officeooo:rsid="00256a11" officeooo:paragraph-rsid="00245d99" style:font-size-asian="12pt" style:font-style-asian="normal" style:font-size-complex="12pt" style:font-style-complex="normal"/>
    </style:style>
    <style:style style:name="P36" style:family="paragraph" style:parent-style-name="Text_20_body">
      <style:paragraph-properties fo:line-height="150%"/>
      <style:text-properties officeooo:rsid="00204854" officeooo:paragraph-rsid="00204854"/>
    </style:style>
    <style:style style:name="P37" style:family="paragraph" style:parent-style-name="Text_20_body">
      <style:paragraph-properties fo:margin-top="0cm" fo:margin-bottom="0.247cm" style:contextual-spacing="false" fo:line-height="150%"/>
      <style:text-properties officeooo:paragraph-rsid="003278ac"/>
    </style:style>
    <style:style style:name="P38" style:family="paragraph" style:parent-style-name="Text_20_body">
      <style:paragraph-properties fo:line-height="150%"/>
      <style:text-properties officeooo:paragraph-rsid="003278ac"/>
    </style:style>
    <style:style style:name="P39" style:family="paragraph" style:parent-style-name="Text_20_body">
      <style:paragraph-properties fo:line-height="150%"/>
      <style:text-properties officeooo:paragraph-rsid="002e0d86"/>
    </style:style>
    <style:style style:name="P40" style:family="paragraph" style:parent-style-name="Text_20_body">
      <style:paragraph-properties fo:line-height="150%"/>
      <style:text-properties officeooo:paragraph-rsid="0022aa72"/>
    </style:style>
    <style:style style:name="P41" style:family="paragraph" style:parent-style-name="Text_20_body">
      <style:paragraph-properties fo:line-height="150%"/>
    </style:style>
    <style:style style:name="T1" style:family="text">
      <style:text-properties fo:font-weight="normal" style:font-weight-asian="normal" style:font-weight-complex="normal"/>
    </style:style>
    <style:style style:name="T2" style:family="text">
      <style:text-properties fo:font-weight="normal" officeooo:rsid="0027317d" style:font-weight-asian="normal" style:font-weight-complex="normal"/>
    </style:style>
    <style:style style:name="T3" style:family="text">
      <style:text-properties fo:font-weight="normal" officeooo:rsid="003278ac" style:font-weight-asian="normal" style:font-weight-complex="normal"/>
    </style:style>
    <style:style style:name="T4" style:family="text">
      <style:text-properties fo:font-weight="bold" officeooo:rsid="0015193d" style:font-weight-asian="bold" style:font-weight-complex="bold"/>
    </style:style>
    <style:style style:name="T5" style:family="text">
      <style:text-properties fo:font-weight="bold" officeooo:rsid="001e38a8" style:font-weight-asian="bold" style:font-weight-complex="bold"/>
    </style:style>
    <style:style style:name="T6" style:family="text">
      <style:text-properties officeooo:rsid="00204854"/>
    </style:style>
    <style:style style:name="T7" style:family="text">
      <style:text-properties officeooo:rsid="0021e797"/>
    </style:style>
    <style:style style:name="T8" style:family="text">
      <style:text-properties officeooo:rsid="0022aa72"/>
    </style:style>
    <style:style style:name="T9" style:family="text">
      <style:text-properties officeooo:rsid="00245d99"/>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256a11" style:font-style-asian="normal" style:font-style-complex="normal"/>
    </style:style>
    <style:style style:name="T13" style:family="text">
      <style:text-properties officeooo:rsid="002a8ad5"/>
    </style:style>
    <style:style style:name="T14" style:family="text">
      <style:text-properties officeooo:rsid="002b3102"/>
    </style:style>
    <style:style style:name="T15" style:family="text">
      <style:text-properties officeooo:rsid="002bdd81"/>
    </style:style>
    <style:style style:name="T16" style:family="text">
      <style:text-properties officeooo:rsid="002dc9e6"/>
    </style:style>
    <style:style style:name="T17" style:family="text">
      <style:text-properties officeooo:rsid="002e0d86"/>
    </style:style>
    <style:style style:name="T18" style:family="text">
      <style:text-properties fo:font-size="11pt" style:font-size-asian="11pt" style:font-size-complex="11pt"/>
    </style:style>
    <style:style style:name="T19" style:family="text">
      <style:text-properties officeooo:rsid="002fb23a"/>
    </style:style>
    <style:style style:name="T20" style:family="text">
      <style:text-properties officeooo:rsid="0015193d"/>
    </style:style>
    <style:style style:name="T21" style:family="text">
      <style:text-properties fo:font-size="12pt" style:font-size-asian="12pt" style:font-size-complex="12pt"/>
    </style:style>
    <style:style style:name="T22" style:family="text">
      <style:text-properties fo:font-size="12pt" officeooo:rsid="002dc9e6" style:font-size-asian="12pt" style:font-size-complex="12pt"/>
    </style:style>
    <style:style style:name="T23" style:family="text">
      <style:text-properties fo:font-size="12pt" officeooo:rsid="0015193d" style:font-size-asian="12pt" style:font-size-complex="12pt"/>
    </style:style>
    <style:style style:name="T24" style:family="text">
      <style:text-properties fo:font-size="12pt" fo:font-weight="normal" style:font-size-asian="12pt" style:font-weight-asian="normal" style:font-size-complex="12pt" style:font-weight-complex="normal"/>
    </style:style>
    <style:style style:name="T25" style:family="text">
      <style:text-properties fo:font-size="12pt" fo:font-weight="normal" officeooo:rsid="003278ac" style:font-size-asian="12pt" style:font-weight-asian="normal" style:font-size-complex="12pt" style:font-weight-complex="normal"/>
    </style:style>
    <style:style style:name="T26" style:family="text">
      <style:text-properties fo:font-size="12pt" fo:font-weight="normal" officeooo:rsid="0027317d" style:font-size-asian="12pt" style:font-weight-asian="normal" style:font-size-complex="12pt" style:font-weight-complex="normal"/>
    </style:style>
    <style:style style:name="T27" style:family="text">
      <style:text-properties fo:font-size="18pt" style:font-size-asian="18pt" style:font-size-complex="18pt"/>
    </style:style>
    <style:style style:name="T28" style:family="text">
      <style:text-properties fo:font-size="18pt" officeooo:rsid="002dc9e6" style:font-size-asian="18pt" style:font-size-complex="18pt"/>
    </style:style>
    <style:style style:name="T29" style:family="text">
      <style:text-properties fo:font-size="18pt" fo:font-weight="normal" style:font-size-asian="18pt" style:font-weight-asian="normal" style:font-size-complex="18pt" style:font-weight-complex="normal"/>
    </style:style>
    <style:style style:name="T30" style:family="text">
      <style:text-properties fo:font-size="18pt" fo:font-weight="normal" officeooo:rsid="003278ac" style:font-size-asian="18pt" style:font-weight-asian="normal" style:font-size-complex="18pt" style:font-weight-complex="normal"/>
    </style:style>
    <style:style style:name="T31" style:family="text">
      <style:text-properties fo:font-size="18pt" fo:font-weight="normal" officeooo:rsid="0027317d" style:font-size-asian="18pt" style:font-weight-asian="normal" style:font-size-complex="18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23">López Lugo Alan Israel</text:span></text:p>
      <text:p text:style-name="P10"/>
      <text:p text:style-name="P12">Filosofía en México </text:p>
      <text:p text:style-name="P11"><text:span text:style-name="T4"/></text:p>
      <text:p text:style-name="P14">Esta <text:span text:style-name="Strong_20_Emphasis"><text:span text:style-name="T1">rigidez</text:span></text:span> no es quizá ajena a la influencia de la sangre <text:span text:style-name="Strong_20_Emphasis"><text:span text:style-name="T1">indígena</text:span></text:span>. </text:p>
      <text:p text:style-name="P14">No creemos que la <text:span text:style-name="Strong_20_Emphasis"><text:span text:style-name="T1">pasividad</text:span></text:span> del <text:span text:style-name="Strong_20_Emphasis"><text:span text:style-name="T1">indio</text:span></text:span> sea exclusivamente un </text:p>
      <text:p text:style-name="P14">resultado de la esclavitud en que cayó al ser <text:span text:style-name="Strong_20_Emphasis"><text:span text:style-name="T1">conquistado</text:span></text:span>.</text:p>
      <text:p text:style-name="P14">Se dejó <text:span text:style-name="Strong_20_Emphasis"><text:span text:style-name="T1">conquistar</text:span></text:span> tal vez porque ya su espíritu estaba dispuesto a la <text:span text:style-name="Strong_20_Emphasis"><text:span text:style-name="T1">pasividad</text:span></text:span>. </text:p>
      <text:p text:style-name="P14">Desde antes de la conquista los <text:span text:style-name="Strong_20_Emphasis"><text:span text:style-name="T1">indígenas</text:span></text:span> eran <text:span text:style-name="Strong_20_Emphasis"><text:span text:style-name="T1">reacios</text:span></text:span> a todo cambio, a toda renovación. </text:p>
      <text:p text:style-name="P14">Vivían apegados a sus tradiciones, eran rutinarios y conservadores. </text:p>
      <text:p text:style-name="P14">En el estilo de su cultura quedó estampada la voluntad de lo <text:span text:style-name="Strong_20_Emphasis"><text:span text:style-name="T1">inmutable</text:span></text:span>.<text:note text:id="ftn6" text:note-class="footnote"><text:note-citation>1</text:note-citation><text:note-body><text:p text:style-name="Footnote">Ramos, Samuel. <text:span text:style-name="T6">2001</text:span>. <text:span text:style-name="Emphasis">El perfil del hombre y la cultura en México</text:span>. Colección Austral. México: Espasa-Calpe. <text:span text:style-name="T6">36</text:span>.</text:p></text:note-body></text:note></text:p>
      <text:p text:style-name="P15"/>
      <text:p text:style-name="P13"><text:span text:style-name="T20">I</text:span>ntroduccion:</text:p>
      <text:p text:style-name="P29">Afirmar que la filosofía en México no existe es desconocer una rica tradición de pensamiento crítico y reflexión profunda que ha acompañado al país desde sus raíces prehispánicas hasta la actualidad.</text:p>
      <text:p text:style-name="P36"><text:span text:style-name="T24">Creer que la </text:span><text:span text:style-name="Strong_20_Emphasis"><text:span text:style-name="T24">pasividad</text:span></text:span><text:span text:style-name="T24"> fue un acto </text:span><text:span text:style-name="Strong_20_Emphasis"><text:span text:style-name="T24">esencial</text:span></text:span><text:span text:style-name="T24"> del mexicano y por ende este nunca tuvo algún </text:span><text:span text:style-name="Strong_20_Emphasis"><text:span text:style-name="T24">destello</text:span></text:span><text:span text:style-name="T24"> de </text:span><text:span text:style-name="Strong_20_Emphasis"><text:span text:style-name="T24">lucidez</text:span></text:span><text:span text:style-name="T24"> y era nula su </text:span><text:span text:style-name="Strong_20_Emphasis"><text:span text:style-name="T24">aproximación</text:span></text:span><text:span text:style-name="T24"> a los pensamientos </text:span><text:span text:style-name="Strong_20_Emphasis"><text:span text:style-name="T24">filosóficos</text:span></text:span><text:span text:style-name="T24"> en </text:span><text:span text:style-name="Strong_20_Emphasis"><text:span text:style-name="T24">Europa</text:span></text:span><text:span text:style-name="T24">, es un gran desconocimiento de la cultura de los pensadores mexicanos.</text:span></text:p>
      <text:p text:style-name="P39"><text:span text:style-name="T24">Por eso mismo nos daremos a la tarea de revisar en distintas épocas y pensadores, que es posible </text:span><text:span text:style-name="Strong_20_Emphasis"><text:span text:style-name="T24">demostrar</text:span></text:span><text:span text:style-name="T24"> la innegable existencia de la </text:span><text:span text:style-name="Strong_20_Emphasis"><text:span text:style-name="T24">filosofía</text:span></text:span><text:span text:style-name="T24"> en </text:span><text:span text:style-name="Strong_20_Emphasis"><text:span text:style-name="T24">México</text:span></text:span><text:span text:style-name="T24">, cada una de estas </text:span><text:span text:style-name="Strong_20_Emphasis"><text:span text:style-name="T24">brotando</text:span></text:span><text:span text:style-name="T24"> en diferentes expresiones a lo largo del tiempo y el impacto que tenían en su </text:span><text:span text:style-name="Strong_20_Emphasis"><text:span text:style-name="T24">sociedad</text:span></text:span><text:span text:style-name="T24">. </text:span></text:p>
      <text:p text:style-name="P39"><text:span text:style-name="T24">Muchas de estas reflexiones no se </text:span><text:span text:style-name="Strong_20_Emphasis"><text:span text:style-name="T24">presentarían</text:span></text:span><text:span text:style-name="T24"> en forma de grandes y complejos sistemas </text:span><text:span text:style-name="Strong_20_Emphasis"><text:span text:style-name="T24">filosóficos</text:span></text:span><text:span text:style-name="T24">, sino que mucho de estos se van a </text:span><text:span text:style-name="Strong_20_Emphasis"><text:span text:style-name="T24">presentar</text:span></text:span><text:span text:style-name="T24"> en expresiones literarias o ensayos </text:span><text:span text:style-name="Strong_20_Emphasis"><text:span text:style-name="T24">breves</text:span></text:span><text:span text:style-name="T24">, lo cual no quiere decir que por la longitud de estos textos no puedan ser portadoras de algún contenido </text:span><text:span text:style-name="Strong_20_Emphasis"><text:span text:style-name="T24">filosófico</text:span></text:span><text:span text:style-name="T24">, al contrario mucha de la </text:span><text:span text:style-name="Strong_20_Emphasis"><text:span text:style-name="T24">esencia</text:span></text:span><text:span text:style-name="T24"> de las reflexiones de la </text:span><text:span text:style-name="Strong_20_Emphasis"><text:span text:style-name="T24">Filosofía</text:span></text:span><text:span text:style-name="T24"> en </text:span><text:span text:style-name="Strong_20_Emphasis"><text:span text:style-name="T24">México</text:span></text:span><text:span text:style-name="T24"> será expuesta en textos </text:span><text:span text:style-name="Strong_20_Emphasis"><text:span text:style-name="T24">breves</text:span></text:span><text:span text:style-name="T24">, tomando en consideración a autores como </text:span><text:span text:style-name="Strong_20_Emphasis"><text:span text:style-name="T24">Platón</text:span></text:span><text:span text:style-name="T24">, </text:span><text:span text:style-name="Strong_20_Emphasis"><text:span text:style-name="T24">Aristóteles</text:span></text:span><text:span text:style-name="T24">, </text:span><text:span text:style-name="Strong_20_Emphasis"><text:span text:style-name="T24">San Agustín</text:span></text:span><text:span text:style-name="T24">, etc., cuyos </text:span><text:span text:style-name="Strong_20_Emphasis"><text:span text:style-name="T24">autores</text:span></text:span><text:span text:style-name="T24"> muestran una muy grande </text:span><text:span text:style-name="Strong_20_Emphasis"><text:span text:style-name="T24">bibliografía</text:span></text:span><text:span text:style-name="T24">.</text:span></text:p>
      <text:p text:style-name="P40"><text:span text:style-name="Strong_20_Emphasis"><text:span text:style-name="T21"/></text:span></text:p>
      <text:p text:style-name="P41"><text:span text:style-name="Strong_20_Emphasis"><text:span text:style-name="T21">Raíces ancestrales del pensamiento filosófico mexicano:</text:span></text:span></text:p>
      <text:p text:style-name="P5">Las culturas precolombinas de México poseían un complejo sistema de pensamiento que abordaba preguntas fundamentales sobre la existencia, la ética, la cosmovisión y la naturaleza. <text:soft-page-break/>Estas civilizaciones desarrollaron conceptos sofisticados sobre la dualidad, el conocimiento, la justicia y el orden cósmico, sentando las bases para una rica tradición filosófica propia.</text:p>
      <text:p text:style-name="P9">Si bien el pensamiento filosófico suele asociarse con grandes tratados robustos y complejos, con un léxico difícil, esta no es la única forma en que se presenta la filosofía. Incluso en la tradición europea, algunos filósofos como Parménides compartieron su pensamiento a través de la poesía. Las culturas precolombinas no se quedan atrás:</text:p>
      <text:p text:style-name="P20"/>
      <text:p text:style-name="P21">¿Acaso de verdad se vive en la tierra?</text:p>
      <text:p text:style-name="P21">No para siempre en la tierra: sólo un poco aquí.</text:p>
      <text:p text:style-name="P21"><text:s/>Aunque sea jade se quiebra,</text:p>
      <text:p text:style-name="P21"><text:s/>aunque sea oro se rompe,</text:p>
      <text:p text:style-name="P21"><text:s/>aunque sea plumaje de quetzal se desgarra.</text:p>
      <text:p text:style-name="P21"><text:s/>No para siempre en la tierra: sólo un poco aquí.<text:note text:id="ftn5" text:note-class="footnote"><text:note-citation>2</text:note-citation><text:note-body><text:p text:style-name="Footnote">Ms. Cantares mexicanos, f. 17r; ap i, 5. Este texto es atribuido por el compilador de los cantares al rey Nezahualcóyotl (1402-1472), sobre quien tanto se ha fantaseado. Excediendo nuestros límites el adentrarnos aquí en un examen crítico de lo que llamaríamos las fuentes para el estudio de la vida y el pensamiento de Nezahualcóyotl —los Anales de Cuauhtitlán, Ixtlilxóchitl y el Ms. de los Cantares—, señalaremos siquiera los puntos fundamentales de este tema en el capítulo en el que estudiaremos las concepciones nahuas sobre la divinidad.</text:p></text:note-body></text:note></text:p>
      <text:p text:style-name="P21"/>
      <text:p text:style-name="P22">Elaborado antes de la llegada de los españoles, nos sirve como primer indicio de que las civilizaciones ya mostraban una conciencia acerca de la finitud de las cosas, mostrando esta dicotomía entre lo eterno-finito, idea muy similar a la del filósofo Heráclito, con su devenir</text:p>
      <text:p text:style-name="P22"/>
      <text:p text:style-name="P23">El sabio —escribe Sahagún hablando de las varias profesiones existentes entre los indios— es como lumbre o hacha grande, espejo luciente y pulido de ambas partes, buen dechado de los otros, entendido y leído; también es como camino y guía para los demás. El buen sabio, como buen médico, remedia bien las cosas, y da buenos consejos y doctrinas, con que guía y alumbra a los demás, por ser él de confianza y de crédito, y por ser cabal y fiel en todo; y para que se hagan bien las cosas, da orden y concierto con lo cual satisface y contenta a todos respondiendo al deseo y esperanza de los que se llegan a él, a todos favorece y ayuda con su saber.<text:note text:id="ftn4" text:note-class="footnote"><text:note-citation>3</text:note-citation><text:note-body><text:p text:style-name="Footnote">Fray Bernardino de Sahagún, Historia general de las cosas de Nueva España, edición de Miguel Acosta Saignes, México, Editorial Nueva España, 1946, t. i<text:span text:style-name="T9">i</text:span>, p. <text:span text:style-name="T9">194</text:span>.</text:p></text:note-body></text:note></text:p>
      <text:p text:style-name="P23"><text:soft-page-break/></text:p>
      <text:p text:style-name="P35">Este ejemplo es uno de los que más similitudes tendrá con la figura a la que algunos pensadores harán referencia. En el caso de los pensadores griegos, estos harán referencia a lo que aquí leemos como el sabio con lo que ellos consideran el filósofo, el cual, en comparación con lo que se menciona, comparte muchas de estas cualidades que aquí lo adornan.</text:p>
      <text:p text:style-name="P30">Esta figura será retratada muchas veces por Platón, quien usará a Sócrates como el ejemplo de lo que sería un filósofo/sabio.</text:p>
      <text:p text:style-name="P30">Incluso en otras tradiciones filosóficas como la budista, se menciona a una persona con cualidades similares.</text:p>
      <text:p text:style-name="P24"/>
      <text:p text:style-name="P41"><text:span text:style-name="Strong_20_Emphasis"><text:span text:style-name="T21">La filosofía en la época colonial:</text:span></text:span></text:p>
      <text:p text:style-name="P6">Durante la Colonia, el pensamiento filosófico mexicano se vio confrontado con las ideas europeas, dando lugar a un intenso mestizaje intelectual. Figuras como Sor Juana Inés de la Cruz cuestionaron dogmas y lucharon por la autonomía del pensamiento crítico en México, defendiendo la capacidad de los mexicanos para filosofar por sí mismos.</text:p>
      <text:p text:style-name="P9">Sor Juana Inés de la Cruz defendió su derecho al estudio y a la expresión intelectual como mujer, desafiando las normas sociales y religiosas de su época. Este acto de valentía y su clara articulación de un intelecto excepcional la convierten en una figura fundamental en la historia de la literatura hispanoamericana y en un ícono del feminismo.</text:p>
      <text:p text:style-name="P9">Lo que la convierte en una de las más grandes figuras mexicanas en torno a la filosofía, pues su actitud completamente innovadora e incluso revolucionaria para su época, denota una gran capacidad intelectual:</text:p>
      <text:p text:style-name="P8"/>
      <text:p text:style-name="P25">Yo no estudio para escribir, ni menos para enseñar (que fuera en mí desmedida soberbia), sino sólo por ver si con estudiar ignoro menos. Así lo respondo y así lo siento.<text:note text:id="ftn3" text:note-class="footnote"><text:note-citation>4</text:note-citation><text:note-body><text:p text:style-name="Footnote">Juana Inés de la Cruz, Sor. <text:span text:style-name="T13">2006</text:span>. <text:span text:style-name="Emphasis">Primero sueño y otros escritos</text:span>. México: Fondo de Cultura Económica. p. <text:span text:style-name="T14">2</text:span><text:span text:style-name="T15">40</text:span></text:p></text:note-body></text:note></text:p>
      <text:p text:style-name="P31"/>
      <text:p text:style-name="P7">Con la actitud más humilde ante el conocimiento, Sor Juana nos muestra una de las maneras más hermosas escritas en prosa de cómo sería la forma en que la verdadera gente que hace filosofía ve al conocimiento.</text:p>
      <text:p text:style-name="P8"><text:soft-page-break/>Otro ejemplo sería:</text:p>
      <text:p text:style-name="P26"/>
      <text:p text:style-name="P27">pero, señora, ¿qué podemos saber las mujeres sino filosofías de cocina? Bien dijo Lupercio Leonardo, que bien se puede filosofar y aderezar la cena. Y yo suelo decir viendo estas cosillas: Si Aristóteles hubiera guisado, mucho más hubiera escrito.<text:note text:id="ftn2" text:note-class="footnote"><text:note-citation>5</text:note-citation><text:note-body><text:p text:style-name="P3">Ibíd., p. 254.</text:p></text:note-body></text:note></text:p>
      <text:p text:style-name="P27"/>
      <text:p text:style-name="P28">Sor Juana se burla de la posición que ella tiene como mujer, argumentando que no solo los hombres tienen capacidad intelectual para poder aprender y proponer conocimientos. Desde la ironía, rechaza la idea de que sus conocimientos se reduzcan a un espacio como la cocina. Incluso en esos espacios, son capaces de "hornear" nuevos pensamientos</text:p>
      <text:p text:style-name="P28"/>
      <text:p text:style-name="P41"><text:span text:style-name="Strong_20_Emphasis"><text:span text:style-name="T22">L</text:span></text:span><text:span text:style-name="Strong_20_Emphasis"><text:span text:style-name="T21">a filosofía mexicana en el siglo XX:</text:span></text:span></text:p>
      <text:p text:style-name="P30">El siglo XX vio el surgimiento de una prolífica corriente de pensamiento filosófico mexicano, caracterizada por su diversidad, profundidad y compromiso social. Ambientada en una época de revoluciones y guerras, la filosofía se vio en la necesidad de pensar soluciones para los problemas que aquejaban al país. Figuras como Ricardo Flores Magón se convirtieron en exponentes de una filosofía revolucionaria, buscando el cambio social y una mejor vida para el pueblo que llevaba tanto tiempo sufriendo de abusos:</text:p>
      <text:p text:style-name="P32">La demanda es justísima. Si todo lo que hace feliz á la humanidad que</text:p>
      <text:p text:style-name="P32">posee el dinero, es obra de la humanidad que no posee el dinero; en otras</text:p>
      <text:p text:style-name="P32">palabras, si el trabajo de millones de seres humanos es el que crea todo lo</text:p>
      <text:p text:style-name="P32">que constituye el progreso y hace amable la vida de unos cuantos individuos,</text:p>
      <text:p text:style-name="P32">justo es que los que producen el progreso lo gocen [...].<text:note text:id="ftn1" text:note-class="footnote"><text:note-citation>6</text:note-citation><text:note-body><text:p text:style-name="Footnote">Flores Magón, Ricardo. 1911. “<text:span text:style-name="T19">¡Adelante proletarios!</text:span>”. <text:span text:style-name="Emphasis">Regeneración</text:span>, núm. <text:span text:style-name="T19">13</text:span> (19<text:span text:style-name="T19">06</text:span>): <text:span text:style-name="T19">1.</text:span></text:p></text:note-body></text:note></text:p>
      <text:p text:style-name="P32"/>
      <text:p text:style-name="P34">Cansado de observar cómo los trabajadores dejan su vida por una remuneración miserable, propone que sean las personas que realizan estas labores tan agotadoras quienes también disfruten de las riquezas que ellos mismos producen y que su trabajo no sea malbaratado. Tomando algunos preceptos del anarquismo y el socialismo, Magón propone una revolución del pueblo mexicano contra su gobierno:</text:p>
      <text:p text:style-name="P34"><text:soft-page-break/></text:p>
      <text:p text:style-name="P33">Hacer comprender al obrero que tiene más derecho á ser feliz que las</text:p>
      <text:p text:style-name="P33">ricas empresas que lo roban pagándole salarios de mendigo, es obra santa y</text:p>
      <text:p text:style-name="P33">honrosa, por más que los periódicos del Gobierno declaren infame esa labor</text:p>
      <text:p text:style-name="P33">redentora.<text:note text:id="ftn0" text:note-class="footnote"><text:note-citation>7</text:note-citation><text:note-body><text:p text:style-name="P4">Ibid.</text:p></text:note-body></text:note></text:p>
      <text:p text:style-name="P33"/>
      <text:p text:style-name="P41"><text:span text:style-name="Strong_20_Emphasis"><text:span text:style-name="T21">Conclusión:</text:span></text:span></text:p>
      <text:p text:style-name="P30">La filosofía en México no solo existe, sino que ha sido un elemento fundamental en la conformación de la identidad nacional a lo largo de la historia. Desde sus raíces ancestrales hasta las corrientes de pensamiento contemporáneo, el pensamiento filosófico mexicano ha demostrado su capacidad para abordar preguntas fundamentales sobre la existencia, la ética, la sociedad y la cultura, enriqueciendo el panorama filosófico global con sus perspectivas únicas y aportes originales. Negar la existencia de la filosofía en México es negar la riqueza intelectual y cultural de una nación que ha hecho del pensamiento crítico y la reflexión profunda una parte integral de su ser.</text:p>
      <text:p text:style-name="P38"><text:span text:style-name="Strong_20_Emphasis"><text:span text:style-name="T25">H</text:span></text:span><text:span text:style-name="Strong_20_Emphasis"><text:span text:style-name="T24">a sido nutrida por diversas corrientes de pensamiento, desde el misticismo prehispánico hasta el positivismo del siglo XIX, pasando por el escolasticismo colonial y la ilustración.</text:span></text:span></text:p>
      <text:p text:style-name="P38"><text:span text:style-name="Strong_20_Emphasis"><text:span text:style-name="T24">Muchos filósofos mexicanos han estado profundamente comprometidos con la realidad social y política de su país, buscando soluciones a los problemas que aquejan a la población. </text:span></text:span></text:p>
      <text:p text:style-name="P38"><text:span text:style-name="Strong_20_Emphasis"><text:span text:style-name="T24">A pesar de la influencia de corrientes extranjeras, la filosofía mexicana ha desarrollado ideas y conceptos originales que han contribuido al pensamiento filosófico universal.</text:span></text:span></text:p>
      <text:p text:style-name="P38"><text:span text:style-name="Strong_20_Emphasis"><text:span text:style-name="T24">La filosofía en México no solo tiene una larga y rica historia, sino que sigue siendo una disciplina viva y dinámica que continúa aportando nuevas ideas y perspectivas para comprender el mundo y nuestro lugar en él. Es importante seguir estudiando y difundiendo el pensamiento filosófico mexicano para que siga contribuyendo al desarrollo intelectual y social del país.</text:span></text:span></text:p>
      <text:p text:style-name="P38"><text:span text:style-name="Strong_20_Emphasis"><text:span text:style-name="T21"/></text:span></text:p>
      <text:p text:style-name="P38"><text:span text:style-name="Strong_20_Emphasis"><text:span text:style-name="T21"/></text:span></text:p>
      <text:p text:style-name="P37"><text:span text:style-name="Strong_20_Emphasis"><text:span text:style-name="T21"/></text:span></text:p>
      <text:p text:style-name="P37"><text:span text:style-name="Strong_20_Emphasis"><text:span text:style-name="T21"/></text:span></text:p>
      <text:p text:style-name="P37"><text:span text:style-name="Strong_20_Emphasis"><text:span text:style-name="T21"/></text:span></text:p>
      <text:p text:style-name="P37"><text:soft-page-break/><text:span text:style-name="Strong_20_Emphasis"><text:span text:style-name="T21">Referencias:</text:span></text:span></text:p>
      <text:p text:style-name="P41"><text:span text:style-name="Strong_20_Emphasis"><text:span text:style-name="T24">-Ramos, Samuel. </text:span></text:span><text:span text:style-name="Strong_20_Emphasis"><text:span text:style-name="T26">(</text:span></text:span><text:span text:style-name="Strong_20_Emphasis"><text:span text:style-name="T24">2001</text:span></text:span><text:span text:style-name="Strong_20_Emphasis"><text:span text:style-name="T26">)</text:span></text:span><text:span text:style-name="Strong_20_Emphasis"><text:span text:style-name="T24">. </text:span></text:span><text:span text:style-name="Emphasis"><text:span text:style-name="T24">El perfil del hombre y la cultura en México</text:span></text:span><text:span text:style-name="Strong_20_Emphasis"><text:span text:style-name="T24">. Colección Austral nº 1080. México: Espasa-Calpe.</text:span></text:span></text:p>
      <text:p text:style-name="P41"><text:span text:style-name="Strong_20_Emphasis"><text:span text:style-name="T21">-</text:span></text:span><text:span text:style-name="Strong_20_Emphasis"><text:span text:style-name="T24">León-Portilla, Miguel. (2017). </text:span></text:span><text:span text:style-name="Emphasis"><text:span text:style-name="T24">La filosofía náhuatl estudiada en sus fuentes</text:span></text:span><text:span text:style-name="Strong_20_Emphasis"><text:span text:style-name="T24">. Ciudad de México: UNAM; Fideicomiso Felipe Teixidor y Monserrat Alfau de Teixidor.</text:span></text:span></text:p>
      <text:p text:style-name="P41"><text:span text:style-name="Strong_20_Emphasis"><text:span text:style-name="T21">-</text:span></text:span><text:span text:style-name="Strong_20_Emphasis"><text:span text:style-name="T24">Cruz, sor Juana Inés de la. Primero sueño y otros escritos. Distrito Federal: FCE, 2006.</text:span></text:span></text:p>
      <text:p text:style-name="P19"><text:span text:style-name="T21">-Flores Magón, Ricardo. 1911. "¡Adelante proletarios!". </text:span><text:span text:style-name="Emphasis"><text:span text:style-name="T21">Regeneración</text:span></text:span><text:span text:style-name="T21">, núm. 13 (1906).</text:span></text:p>
      <text:p text:style-name="P18"/>
      <text:p text:style-name="P2"/>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1T22:58:48.702410149</meta:creation-date>
    <meta:editing-duration>PT50M23S</meta:editing-duration>
    <meta:editing-cycles>6</meta:editing-cycles>
    <meta:generator>LibreOffice/24.2.3.2$Linux_X86_64 LibreOffice_project/420$Build-2</meta:generator>
    <dc:date>2024-05-28T12:07:29.993021629</dc:date>
    <meta:document-statistic meta:table-count="0" meta:image-count="0" meta:object-count="0" meta:page-count="6" meta:paragraph-count="67" meta:word-count="1758" meta:character-count="10836" meta:non-whitespace-character-count="9134"/>
  </office:meta>
</office:document-meta>
</file>